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8F0000522400007420EC38832E.svg" manifest:media-type=""/>
  <manifest:file-entry manifest:full-path="Pictures/1000020100000253000003492EF8905F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XXX" text:anchor-type="paragraph" svg:width="2cm" svg:height="0.79cm" draw:z-index="0"><draw:text-box draw:chain-next-name="FrameY"><text:p text:style-name="Frame_20_contents"/></draw:text-box></draw:frame></text:p>
      <text:p text:style-name="Standard"><draw:frame draw:style-name="fr4" draw:name="ObjectXXX" text:anchor-type="paragraph" svg:x="3.829cm" svg:y="3.02cm" svg:width="9.033cm" svg:height="2.235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FrameY" text:anchor-type="paragraph" svg:x="7.904cm" svg:y="2.039cm" svg:width="2cm" draw:z-index="2"><draw:text-box fo:min-height="0.499cm"><text:p text:style-name="Frame_20_contents"/></draw:text-box></draw:frame><draw:frame draw:style-name="fr3" draw:name="graphicsXXX" text:anchor-type="paragraph" svg:x="4.868cm" svg:y="6.218cm" svg:width="2.879cm" svg:height="4.025cm" draw:z-index="3"><draw:image xlink:href="Pictures/1000020100000253000003492EF8905F.png" xlink:type="simple" xlink:show="embed" xlink:actuate="onLoad"/><draw:image xlink:href="Pictures/1000008F0000522400007420EC38832E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3-09-03T13:41:36.203803031</meta:creation-date>
    <dc:date>2013-09-03T14:14:14.536503208</dc:date>
    <dc:creator>ms </dc:creator>
    <meta:editing-duration>P0D</meta:editing-duration>
    <meta:editing-cycles>3</meta:editing-cycles>
    <meta:generator>LibreOffice/4.1.2.0.0$Linux_X86_64 LibreOffice_project/09a894477f326af5683a8f5e51038e0c8845380</meta:generator>
    <meta:document-statistic meta:table-count="0" meta:image-count="1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.00.0000</text:date>, <text:time style:data-style-name="N2" text:time-value="0000-00-00T00:00:01.90020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